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paragraph-properties style:writing-mode="lr-tb"/>
    </style:style>
    <style:style style:name="P3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>
      <style:paragraph-properties fo:margin-top="0cm" fo:margin-bottom="0cm" style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o Java, <text:span text:style-name="Emphasis">method references</text:span> (ou <text:span text:style-name="Emphasis">referências a métodos</text:span>) são uma forma de simplificar o uso de expressões lambda, permitindo que métodos já existentes sejam utilizados diretamente como expressões de função. Elas foram introduzidas no Java 8 para tornar o código mais conciso e legível, principalmente em contextos de programação funcional, onde a passagem de comportamentos ou funções é comum, como com <text:span text:style-name="Emphasis">streams</text:span>.</text:p>
      <text:h text:style-name="Heading_20_3" text:outline-level="3">O que são Method References?</text:h>
      <text:p text:style-name="Text_20_body">Uma <text:span text:style-name="Emphasis">method reference</text:span> permite que você passe a referência de um método existente como uma função. Isso é útil quando você deseja apenas invocar um método em uma expressão lambda, sem precisar reescrever o código dentro da expressão. Existem quatro tipos principais de <text:span text:style-name="Emphasis">method references</text:span> em Java:</text:p>
      <text:list xml:id="list881713542" text:style-name="L1">
        <text:list-item>
          <text:p text:style-name="P4"><text:span text:style-name="Strong_20_Emphasis">Referência a um método estático</text:span><text:line-break/>Sintaxe: <text:span text:style-name="Source_20_Text">Classe::método</text:span></text:p>
        </text:list-item>
        <text:list-item>
          <text:p text:style-name="P4"><text:span text:style-name="Strong_20_Emphasis">Referência a um método de instância de um objeto específico</text:span><text:line-break/>Sintaxe: <text:span text:style-name="Source_20_Text">objeto::método</text:span></text:p>
        </text:list-item>
        <text:list-item>
          <text:p text:style-name="P4"><text:span text:style-name="Strong_20_Emphasis">Referência a um método de instância de um objeto arbitrário de um tipo específico</text:span><text:line-break/>Sintaxe: <text:span text:style-name="Source_20_Text">Classe::método</text:span></text:p>
        </text:list-item>
        <text:list-item>
          <text:p text:style-name="P4"><text:span text:style-name="Strong_20_Emphasis">Referência a um construtor</text:span><text:line-break/>Sintaxe: <text:span text:style-name="Source_20_Text">Classe::new</text:span></text:p>
        </text:list-item>
      </text:list>
      <text:h text:style-name="Heading_20_3" text:outline-level="3">Exemplo de cada tipo</text:h>
      <text:p text:style-name="Text_20_body">Vamos ver exemplos de cada tipo de <text:span text:style-name="Emphasis">method reference</text:span>.</text:p>
      <text:list xml:id="list2529249485" text:style-name="L2">
        <text:list-item>
          <text:p text:style-name="P5"><text:span text:style-name="Strong_20_Emphasis">Método estático</text:span></text:p>
          <text:p text:style-name="P1">java</text:p>
          <text:p text:style-name="P1">Copiar código</text:p>
          <text:p text:style-name="P2"><text:span text:style-name="Source_20_Text">import java.util.List;</text:span></text:p>
          <text:p text:style-name="P2"/>
          <text:p text:style-name="P2"><text:span text:style-name="Source_20_Text">public class Main {</text:span></text:p>
          <text:p text:style-name="P2"><text:span text:style-name="Source_20_Text"><text:s text:c="4"/>public static void main(String[] args) {</text:span></text:p>
          <text:p text:style-name="P2"><text:span text:style-name="Source_20_Text"><text:s text:c="8"/>List&lt;Integer&gt; numeros = List.of(1, 2, 3, 4, 5);</text:span></text:p>
          <text:p text:style-name="P2"><text:span text:style-name="Source_20_Text"><text:s text:c="8"/>numeros.forEach(System.out::println);</text:span></text:p>
          <text:p text:style-name="P2"><text:span text:style-name="Source_20_Text"><text:s text:c="4"/>}</text:span></text:p>
          <text:p text:style-name="P3"><text:span text:style-name="Source_20_Text">}</text:span></text:p>
          <text:p text:style-name="P5">Aqui, <text:span text:style-name="Source_20_Text">System.out::println</text:span> é uma referência ao método estático <text:span text:style-name="Source_20_Text">println</text:span> da classe <text:span text:style-name="Source_20_Text">System.out</text:span>, que imprime cada número.</text:p>
        </text:list-item>
        <text:list-item>
          <text:p text:style-name="P5"><text:span text:style-name="Strong_20_Emphasis">Método de instância de um objeto específico</text:span></text:p>
          <text:p text:style-name="P1">java</text:p>
          <text:p text:style-name="P1">Copiar código</text:p>
          <text:p text:style-name="P2"><text:span text:style-name="Source_20_Text">public class Main {</text:span></text:p>
          <text:p text:style-name="P2"><text:span text:style-name="Source_20_Text"><text:s text:c="4"/>public void imprimir(String mensagem) {</text:span></text:p>
          <text:p text:style-name="P2"><text:span text:style-name="Source_20_Text"><text:s text:c="8"/>System.out.println(mensagem);</text:span></text:p>
          <text:p text:style-name="P2"><text:span text:style-name="Source_20_Text"><text:s text:c="4"/>}</text:span></text:p>
          <text:p text:style-name="P2"/>
          <text:p text:style-name="P2"><text:span text:style-name="Source_20_Text"><text:s text:c="4"/>public static void main(String[] args) {</text:span></text:p>
          <text:p text:style-name="P2"><text:span text:style-name="Source_20_Text"><text:s text:c="8"/>Main main = new Main();</text:span></text:p>
          <text:p text:style-name="P2"><text:span text:style-name="Source_20_Text"><text:s text:c="8"/>List&lt;String&gt; mensagens = List.of("Olá", "Mundo");</text:span></text:p>
          <text:p text:style-name="P2"><text:soft-page-break/><text:span text:style-name="Source_20_Text"><text:s text:c="8"/>mensagens.forEach(main::imprimir);</text:span></text:p>
          <text:p text:style-name="P2"><text:span text:style-name="Source_20_Text"><text:s text:c="4"/>}</text:span></text:p>
          <text:p text:style-name="P3"><text:span text:style-name="Source_20_Text">}</text:span></text:p>
          <text:p text:style-name="P5">Nesse caso, <text:span text:style-name="Source_20_Text">main::imprimir</text:span> faz referência ao método de instância <text:span text:style-name="Source_20_Text">imprimir</text:span> do objeto <text:span text:style-name="Source_20_Text">main</text:span>.</text:p>
        </text:list-item>
        <text:list-item>
          <text:p text:style-name="P5"><text:span text:style-name="Strong_20_Emphasis">Método de instância de um objeto arbitrário de um tipo específico</text:span></text:p>
          <text:p text:style-name="P1">java</text:p>
          <text:p text:style-name="P1">Copiar código</text:p>
          <text:p text:style-name="P2"><text:span text:style-name="Source_20_Text">import java.util.List;</text:span></text:p>
          <text:p text:style-name="P2"/>
          <text:p text:style-name="P2"><text:span text:style-name="Source_20_Text">public class Main {</text:span></text:p>
          <text:p text:style-name="P2"><text:span text:style-name="Source_20_Text"><text:s text:c="4"/>public static void main(String[] args) {</text:span></text:p>
          <text:p text:style-name="P2"><text:span text:style-name="Source_20_Text"><text:s text:c="8"/>List&lt;String&gt; mensagens = List.of("java", "method", "reference");</text:span></text:p>
          <text:p text:style-name="P2"><text:span text:style-name="Source_20_Text"><text:s text:c="8"/>mensagens.stream()</text:span></text:p>
          <text:p text:style-name="P2"><text:span text:style-name="Source_20_Text"><text:s text:c="16"/>.map(String::toUpperCase)</text:span></text:p>
          <text:p text:style-name="P2"><text:span text:style-name="Source_20_Text"><text:s text:c="16"/>.forEach(System.out::println);</text:span></text:p>
          <text:p text:style-name="P2"><text:span text:style-name="Source_20_Text"><text:s text:c="4"/>}</text:span></text:p>
          <text:p text:style-name="P3"><text:span text:style-name="Source_20_Text">}</text:span></text:p>
          <text:p text:style-name="P5">Aqui, <text:span text:style-name="Source_20_Text">String::toUpperCase</text:span> refere-se ao método <text:span text:style-name="Source_20_Text">toUpperCase</text:span> de qualquer instância de <text:span text:style-name="Source_20_Text">String</text:span>.</text:p>
        </text:list-item>
        <text:list-item>
          <text:p text:style-name="P5"><text:span text:style-name="Strong_20_Emphasis">Construtor</text:span></text:p>
          <text:p text:style-name="P1">java</text:p>
          <text:p text:style-name="P1">Copiar código</text:p>
          <text:p text:style-name="P2"><text:span text:style-name="Source_20_Text">import java.util.function.Supplier;</text:span></text:p>
          <text:p text:style-name="P2"/>
          <text:p text:style-name="P2"><text:span text:style-name="Source_20_Text">public class Main {</text:span></text:p>
          <text:p text:style-name="P2"><text:span text:style-name="Source_20_Text"><text:s text:c="4"/>public static void main(String[] args) {</text:span></text:p>
          <text:p text:style-name="P2"><text:span text:style-name="Source_20_Text"><text:s text:c="8"/>Supplier&lt;Main&gt; instancia = Main::new;</text:span></text:p>
          <text:p text:style-name="P2"><text:span text:style-name="Source_20_Text"><text:s text:c="8"/>Main main = instancia.get();</text:span></text:p>
          <text:p text:style-name="P2"><text:span text:style-name="Source_20_Text"><text:s text:c="8"/>System.out.println("Objeto criado: " + main);</text:span></text:p>
          <text:p text:style-name="P2"><text:span text:style-name="Source_20_Text"><text:s text:c="4"/>}</text:span></text:p>
          <text:p text:style-name="P3"><text:span text:style-name="Source_20_Text">}</text:span></text:p>
          <text:p text:style-name="P5">Neste exemplo, <text:span text:style-name="Source_20_Text">Main::new</text:span> é uma referência ao construtor da classe <text:span text:style-name="Source_20_Text">Main</text:span>.</text:p>
        </text:list-item>
      </text:list>
      <text:h text:style-name="Heading_20_3" text:outline-level="3">Pontos Positivos das Method References</text:h>
      <text:list xml:id="list1440349356" text:style-name="L3">
        <text:list-item>
          <text:p text:style-name="P6"><text:span text:style-name="Strong_20_Emphasis">Legibilidade</text:span>: As <text:span text:style-name="Emphasis">method references</text:span> tornam o código mais conciso e fácil de ler, eliminando expressões lambda desnecessárias.</text:p>
        </text:list-item>
        <text:list-item>
          <text:p text:style-name="P6"><text:span text:style-name="Strong_20_Emphasis">Redução de código duplicado</text:span>: Como você está reutilizando métodos já existentes, evita duplicidade e reduz a necessidade de criar métodos inline.</text:p>
        </text:list-item>
        <text:list-item>
          <text:p text:style-name="P6"><text:span text:style-name="Strong_20_Emphasis">Facilidade de manutenção</text:span>: Com menos código redundante, fica mais fácil fazer manutenção, especialmente quando métodos já existentes encapsulam a lógica desejada.</text:p>
        </text:list-item>
      </text:list>
      <text:h text:style-name="Heading_20_3" text:outline-level="3">Pontos Negativos das Method References</text:h>
      <text:list xml:id="list2313180299" text:style-name="L4">
        <text:list-item>
          <text:p text:style-name="P7"><text:span text:style-name="Strong_20_Emphasis">Pouca flexibilidade</text:span>: As <text:span text:style-name="Emphasis">method references</text:span> são úteis apenas em situações específicas. Quando a lógica precisa de modificações, uma expressão lambda pode ser mais adequada.</text:p>
        </text:list-item>
        <text:list-item>
          <text:p text:style-name="P7"><text:soft-page-break/><text:span text:style-name="Strong_20_Emphasis">Menos intuitivo para iniciantes</text:span>: Para quem está começando com Java, <text:span text:style-name="Emphasis">method references</text:span> podem ser confusas, especialmente ao entender o contexto e a sintaxe das referências.</text:p>
        </text:list-item>
        <text:list-item>
          <text:p text:style-name="P7"><text:span text:style-name="Strong_20_Emphasis">Depende do contexto</text:span>: Em alguns casos, uma expressão lambda pode ser mais clara que uma referência de método, dependendo do que você quer alcançar.</text:p>
        </text:list-item>
      </text:list>
      <text:h text:style-name="Heading_20_3" text:outline-level="3">Quando Usar Method References?</text:h>
      <text:p text:style-name="Text_20_body">Use <text:span text:style-name="Emphasis">method references</text:span> quando você precisa apenas invocar um método existente sem nenhuma modificação. Elas são ideais para operações simples em <text:span text:style-name="Emphasis">streams</text:span> e outros contextos onde há processamento de dados, como coleções.</text:p>
      <text:p text:style-name="P8">4o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5:28:24.685669839</meta:creation-date>
    <dc:date>2024-11-13T15:31:24.088051345</dc:date>
    <meta:editing-duration>PT3M2S</meta:editing-duration>
    <meta:editing-cycles>1</meta:editing-cycles>
    <meta:document-statistic meta:table-count="0" meta:image-count="0" meta:object-count="0" meta:page-count="3" meta:paragraph-count="70" meta:word-count="548" meta:character-count="3916" meta:non-whitespace-character-count="3292"/>
    <meta:generator>LibreOffice/7.0.4.2$Linux_X86_64 LibreOffice_project/00$Build-2</meta:generator>
  </office:meta>
</office:document-meta>
</file>